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_5f_destinataires" style:display-name="table_destinataires" style:family="table">
      <style:table-properties style:width="17cm" fo:margin-left="0cm" table:align="left"/>
    </style:style>
    <style:style style:name="table_5f_destinataires.A" style:display-name="table_destinataires.A" style:family="table-column">
      <style:table-column-properties style:column-width="2.91cm"/>
    </style:style>
    <style:style style:name="table_5f_destinataires.B" style:display-name="table_destinataires.B" style:family="table-column">
      <style:table-column-properties style:column-width="2.487cm"/>
    </style:style>
    <style:style style:name="table_5f_destinataires.C" style:display-name="table_destinataires.C" style:family="table-column">
      <style:table-column-properties style:column-width="2.397cm"/>
    </style:style>
    <style:style style:name="table_5f_destinataires.E" style:display-name="table_destinataires.E" style:family="table-column">
      <style:table-column-properties style:column-width="2.988cm"/>
    </style:style>
    <style:style style:name="table_5f_destinataires.F" style:display-name="table_destinataires.F" style:family="table-column">
      <style:table-column-properties style:column-width="3.307cm"/>
    </style:style>
    <style:style style:name="table_5f_destinataires.A1" style:display-name="table_destinataires.A1" style:family="table-cell">
      <style:table-cell-properties style:vertical-align="middle" fo:background-color="#eeeeee" fo:padding="0.097cm" fo:border-left="0.5pt solid #eeeeee" fo:border-right="none" fo:border-top="0.5pt solid #eeeeee" fo:border-bottom="0.5pt solid #eeeeee">
        <style:background-image/>
      </style:table-cell-properties>
    </style:style>
    <style:style style:name="table_5f_destinataires.F1" style:display-name="table_destinataires.F1" style:family="table-cell">
      <style:table-cell-properties style:vertical-align="middle" fo:background-color="#eeeeee" fo:padding="0.097cm" fo:border="0.5pt solid #eeeeee">
        <style:background-image/>
      </style:table-cell-properties>
    </style:style>
    <style:style style:name="table_5f_destinataires.A2" style:display-name="table_destinataires.A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B2" style:display-name="table_destinataires.B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C2" style:display-name="table_destinataires.C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D2" style:display-name="table_destinataires.D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E2" style:display-name="table_destinataires.E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F2" style:display-name="table_destinataires.F2" style:family="table-cell">
      <style:table-cell-properties style:vertical-align="middle" fo:padding="0.097cm" fo:border-left="0.5pt solid #ffffff" fo:border-right="0.5pt solid #ffffff" fo:border-top="none" fo:border-bottom="0.5pt solid #ffffff"/>
    </style:style>
    <style:style style:name="table_5f_documents" style:display-name="table_documents" style:family="table">
      <style:table-properties style:width="17.013cm" fo:margin-left="0cm" table:align="left"/>
    </style:style>
    <style:style style:name="table_5f_documents.A" style:display-name="table_documents.A" style:family="table-column">
      <style:table-column-properties style:column-width="7.805cm"/>
    </style:style>
    <style:style style:name="table_5f_documents.B" style:display-name="table_documents.B" style:family="table-column">
      <style:table-column-properties style:column-width="9.208cm"/>
    </style:style>
    <style:style style:name="table_5f_documents.1" style:display-name="table_documents.1" style:family="table-row">
      <style:table-row-properties style:min-row-height="0.863cm"/>
    </style:style>
    <style:style style:name="table_5f_documents.A1" style:display-name="table_documents.A1" style:family="table-cell">
      <style:table-cell-properties style:vertical-align="middle" fo:background-color="#eeeeee" fo:padding="0.097cm" fo:border="0.5pt solid #eeeeee">
        <style:background-image/>
      </style:table-cell-properties>
    </style:style>
    <style:style style:name="table_5f_documents.2" style:display-name="table_documents.2" style:family="table-row">
      <style:table-row-properties style:min-row-height="0.725cm"/>
    </style:style>
    <style:style style:name="table_5f_documents.A2" style:display-name="table_documents.A2" style:family="table-cell">
      <style:table-cell-properties style:vertical-align="" fo:padding="0.097cm" fo:border-left="0.5pt solid #eeeeee" fo:border-right="0.5pt solid #eeeeee" fo:border-top="none" fo:border-bottom="0.5pt solid #eeeeee"/>
    </style:style>
    <style:style style:name="table_5f_documents.B2" style:display-name="table_documents.B2" style:family="table-cell">
      <style:table-cell-properties style:vertical-align="" fo:padding="0.097cm" fo:border-left="0.5pt solid #eeeeee" fo:border-right="0.5pt solid #eeeeee" fo:border-top="none" fo:border-bottom="0.5pt solid #eeeeee"/>
    </style:style>
    <style:style style:name="P1" style:family="paragraph" style:parent-style-name="Standard">
      <style:text-properties style:font-name="Lato" officeooo:rsid="00169c78" officeooo:paragraph-rsid="001e7dee"/>
    </style:style>
    <style:style style:name="P2" style:family="paragraph" style:parent-style-name="Standard">
      <style:text-properties style:font-name="Lato" officeooo:rsid="002bb42f" officeooo:paragraph-rsid="002018f3"/>
    </style:style>
    <style:style style:name="P3" style:family="paragraph" style:parent-style-name="Standard">
      <style:paragraph-properties fo:text-align="center" style:justify-single-word="false"/>
      <style:text-properties style:font-name="Lato" fo:font-size="10pt" officeooo:rsid="002bb42f" officeooo:paragraph-rsid="002018f3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Lato" fo:font-size="11pt" fo:font-weight="bold" officeooo:rsid="002bb42f" officeooo:paragraph-rsid="002018f3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ato" fo:font-size="16pt" fo:font-weight="bold" officeooo:rsid="00218d20" officeooo:paragraph-rsid="00218d20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.101cm" fo:margin-bottom="0.101cm" style:contextual-spacing="false"/>
      <style:text-properties style:font-name="Lato" fo:font-size="15pt" fo:font-weight="normal" officeooo:rsid="00218d20" officeooo:paragraph-rsid="00218d20" style:font-size-asian="15pt" style:font-weight-asian="normal" style:font-size-complex="15pt" style:font-weight-complex="normal"/>
    </style:style>
    <style:style style:name="P7" style:family="paragraph" style:parent-style-name="Standard">
      <style:text-properties style:font-name="Lato" officeooo:rsid="002018f3" officeooo:paragraph-rsid="002018f3"/>
    </style:style>
    <style:style style:name="P8" style:family="paragraph" style:parent-style-name="Standard">
      <style:text-properties style:font-name="Lato" fo:font-size="15pt" fo:font-weight="bold" officeooo:rsid="00330d12" officeooo:paragraph-rsid="00330d12" style:font-size-asian="15pt" style:font-weight-asian="bold" style:font-size-complex="15pt" style:font-weight-complex="bold"/>
    </style:style>
    <style:style style:name="P9" style:family="paragraph" style:parent-style-name="Standard">
      <style:text-properties style:font-name="Lato" fo:font-size="15pt" fo:font-weight="bold" officeooo:rsid="0031efa6" officeooo:paragraph-rsid="0034be1b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ato" fo:font-size="10pt" fo:font-weight="normal" officeooo:rsid="00455bbe" officeooo:paragraph-rsid="00455bbe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ato" fo:font-size="10pt" fo:font-weight="normal" officeooo:rsid="00455bbe" officeooo:paragraph-rsid="0049a0af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Lato" officeooo:rsid="0031efa6" officeooo:paragraph-rsid="002018f3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font-name="Lato" fo:font-size="10pt" fo:font-weight="normal" officeooo:rsid="002bb42f" officeooo:paragraph-rsid="00561d81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Lato" fo:font-size="10pt" fo:font-weight="normal" officeooo:rsid="002bb42f" officeooo:paragraph-rsid="005aa2c2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Lato" fo:font-size="10pt" officeooo:rsid="002bb42f" officeooo:paragraph-rsid="00387317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font-name="Lato" fo:font-size="10pt" fo:font-weight="bold" officeooo:rsid="002bb42f" officeooo:paragraph-rsid="00387317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ato" fo:font-size="11pt" fo:font-weight="bold" officeooo:rsid="004b5ce2" officeooo:paragraph-rsid="004b5ce2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ato" fo:font-size="11pt" fo:font-weight="bold" officeooo:rsid="004c9b0e" officeooo:paragraph-rsid="004c9b0e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ato" fo:font-size="11pt" fo:font-weight="bold" officeooo:rsid="004a9a05" officeooo:paragraph-rsid="004a9a05" style:font-size-asian="9.60000038146973pt" style:font-weight-asian="bold" style:font-size-complex="11pt" style:font-weight-complex="bold"/>
    </style:style>
    <style:style style:name="T1" style:family="text">
      <style:text-properties officeooo:rsid="00328231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5b16e5" style:font-size-asian="12pt" style:font-weight-asian="bold" style:font-size-complex="12pt" style:font-weight-complex="bold"/>
    </style:style>
    <style:style style:name="T7" style:family="text">
      <style:text-properties officeooo:rsid="0056b66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1" number:language="fr" number:country="FR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email"/>
        <text:user-field-decl office:value-type="string" office:string-value="" text:name="type"/>
        <text:user-field-decl office:value-type="float" office:value="0" text:name="date_envoi"/>
        <text:user-field-decl office:value-type="float" office:value="0" text:name="dernier_envoi"/>
        <text:user-field-decl office:value-type="string" office:string-value="" text:name="nombre_envois"/>
        <text:user-field-decl office:value-type="string" office:string-value="" text:name="lecture"/>
        <text:user-field-decl office:value-type="float" office:value="0" text:name="date"/>
        <text:user-field-decl office:value-type="float" office:value="0" text:name="date_reponse"/>
        <text:user-field-decl office:value-type="string" office:string-value="entité" text:name="entite"/>
        <text:user-field-decl office:value-type="string" office:string-value="type_document" text:name="type_document"/>
        <text:user-field-decl office:value-type="string" office:string-value="titre" text:name="titre"/>
        <text:user-field-decl office:value-type="string" office:string-value="titre_doc" text:name="titre_document"/>
        <text:user-field-decl office:value-type="string" office:string-value="empreinte" text:name="empreinte_document"/>
        <text:user-field-decl office:value-type="string" office:string-value="champ" text:name="champ_document"/>
      </text:user-field-decls>
      <text:p text:style-name="P5">Accusé de n<text:span text:style-name="T1">otification</text:span> de mail sécurisé</text:p>
      <text:p text:style-name="P6"><text:user-field-get text:name="entite">entité</text:user-field-get><text:s/>- <text:user-field-get text:name="type_document">type_document</text:user-field-get><text:s/>- <text:user-field-get text:name="titre">titre</text:user-field-get></text:p>
      <text:p text:style-name="P7">Dernière mise à jour : <text:user-field-get style:data-style-name="N10071" text:name="date">30/12/1899 00:00:00</text:user-field-get></text:p>
      <text:p text:style-name="P12"><text:span text:style-name="T2"/></text:p>
      <text:section text:style-name="Sect1" text:name="documents" text:condition="ooow:&quot;nombre_documents&quot; == &quot;0&quot;" text:is-hidden="true">
        <text:p text:style-name="P11"><text:span text:style-name="T2">Pièces jointes</text:span></text:p>
        <text:p text:style-name="P11"><text:span text:style-name="T2"/></text:p>
        <table:table table:name="table_documents" table:style-name="table_5f_documents">
          <table:table-column table:style-name="table_5f_documents.A"/>
          <table:table-column table:style-name="table_5f_documents.B"/>
          <table:table-row table:style-name="table_5f_documents.1">
            <table:table-cell table:style-name="table_5f_documents.A1" office:value-type="string">
              <text:p text:style-name="P17"><text:span text:style-name="T7">N</text:span>om du fichier</text:p>
            </table:table-cell>
            <table:table-cell table:style-name="table_5f_documents.A1" office:value-type="string">
              <text:p text:style-name="P18">Empreinte</text:p>
            </table:table-cell>
          </table:table-row>
          <table:table-row table:style-name="table_5f_documents.2">
            <table:table-cell table:style-name="table_5f_documents.A2" office:value-type="string">
              <text:p text:style-name="P13"><text:span text:style-name="T5"><text:user-field-get text:name="champ_document">champ</text:user-field-get></text:span><text:user-field-get text:name="titre_document">titre_doc</text:user-field-get><text:s/><text:span text:style-name="T4"><text:s/></text:span></text:p>
            </table:table-cell>
            <table:table-cell table:style-name="table_5f_documents.B2" office:value-type="string">
              <text:p text:style-name="P15"><text:user-field-get text:name="empreinte_document">empreinte</text:user-field-get></text:p>
            </table:table-cell>
          </table:table-row>
        </table:table>
        <text:p text:style-name="P9"/>
      </text:section>
      <text:p text:style-name="P8">Destinataires</text:p>
      <text:p text:style-name="P2"/>
      <table:table table:name="table_destinataires" table:style-name="table_5f_destinataires">
        <table:table-column table:style-name="table_5f_destinataires.A"/>
        <table:table-column table:style-name="table_5f_destinataires.B"/>
        <table:table-column table:style-name="table_5f_destinataires.C"/>
        <table:table-column table:style-name="table_5f_destinataires.A"/>
        <table:table-column table:style-name="table_5f_destinataires.E"/>
        <table:table-column table:style-name="table_5f_destinataires.F"/>
        <table:table-row>
          <table:table-cell table:style-name="table_5f_destinataires.A1" office:value-type="string">
            <text:p text:style-name="P4">Email</text:p>
          </table:table-cell>
          <table:table-cell table:style-name="table_5f_destinataires.A1" office:value-type="string">
            <text:p text:style-name="P4">Type</text:p>
          </table:table-cell>
          <table:table-cell table:style-name="table_5f_destinataires.A1" office:value-type="string">
            <text:p text:style-name="P4">Date d’envoi</text:p>
          </table:table-cell>
          <table:table-cell table:style-name="table_5f_destinataires.A1" office:value-type="string">
            <text:p text:style-name="P4">Dernier envoi</text:p>
          </table:table-cell>
          <table:table-cell table:style-name="table_5f_destinataires.A1" office:value-type="string">
            <text:p text:style-name="P4">Nombre d’envois</text:p>
          </table:table-cell>
          <table:table-cell table:style-name="table_5f_destinataires.F1" office:value-type="string">
            <text:p text:style-name="P4">Lecture</text:p>
          </table:table-cell>
        </table:table-row>
        <table:table-row>
          <table:table-cell table:style-name="table_5f_destinataires.A2" office:value-type="string">
            <text:p text:style-name="P3"><text:user-field-get text:name="email"/></text:p>
          </table:table-cell>
          <table:table-cell table:style-name="table_5f_destinataires.B2" office:value-type="string">
            <text:p text:style-name="P3"><text:user-field-get text:name="type"/></text:p>
          </table:table-cell>
          <table:table-cell table:style-name="table_5f_destinataires.C2" office:value-type="string">
            <text:p text:style-name="P3"><text:user-field-get style:data-style-name="N10071" text:name="date_envoi">30/12/1899 00:00:00</text:user-field-get></text:p>
          </table:table-cell>
          <table:table-cell table:style-name="table_5f_destinataires.D2" office:value-type="string">
            <text:p text:style-name="P3"><text:user-field-get style:data-style-name="N10071" text:name="dernier_envoi">30/12/1899 00:00:00</text:user-field-get></text:p>
          </table:table-cell>
          <table:table-cell table:style-name="table_5f_destinataires.E2" office:value-type="string">
            <text:p text:style-name="P3"><text:user-field-get text:name="nombre_envois"/></text:p>
          </table:table-cell>
          <table:table-cell table:style-name="table_5f_destinataires.F2" office:value-type="string">
            <text:p text:style-name="P3"><text:user-field-get text:name="lecture"/></text:p>
          </table:table-cell>
        </table:table-row>
      </table:table>
      <text:p text:style-name="P2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09:38:06.214335722</meta:creation-date>
    <dc:date>2024-02-26T17:51:19.533258893</dc:date>
    <meta:editing-duration>PT8H32M40S</meta:editing-duration>
    <meta:editing-cycles>59</meta:editing-cycles>
    <meta:generator>LibreOffice/7.3.7.2$Linux_X86_64 LibreOffice_project/30$Build-2</meta:generator>
    <meta:document-statistic meta:table-count="2" meta:image-count="0" meta:object-count="0" meta:page-count="1" meta:paragraph-count="21" meta:word-count="39" meta:character-count="271" meta:non-whitespace-character-count="246"/>
  </office:meta>
</office:document-meta>
</file>